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es y Objetos </text:p>
      <text:p text:style-name="P2">Una clase es una estructura definida que sirve para crear objetos. En las clases se declaran atributos o campos y métodos. Comparado con javascript un atributo puede ser una variable y un método una función.</text:p>
      <text:p text:style-name="P2"/>
      <text:p text:style-name="P2">Los campos deberán ser privados para que solo nos podamos referir a ellos dentro de la clase y fuera de ellas se accede a estos campos con los métodos. Invocamos el método constructor al crear un obejeto del tipo clase, esto se hace con el operador new, el nombre del método y los parámetros del constructor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0-14T17:39:55.49</meta:creation-date>
    <meta:generator>OpenOffice/4.1.6$Win32 OpenOffice.org_project/416m1$Build-9790</meta:generator>
    <meta:document-statistic meta:table-count="0" meta:image-count="0" meta:object-count="0" meta:page-count="1" meta:paragraph-count="3" meta:word-count="94" meta:character-count="533"/>
    <dc:date>2020-10-14T18:29:51.38</dc:date>
    <meta:editing-duration>PT40M39S</meta:editing-duration>
    <meta:editing-cycles>1</meta:editing-cycles>
  </office:meta>
</office:document-meta>
</file>